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eetingMembers" style:family="table">
      <style:table-properties style:width="19.001cm" table:align="margins"/>
    </style:style>
    <style:style style:name="meetingMembers.A" style:family="table-column">
      <style:table-column-properties style:column-width="9.5cm" style:rel-column-width="32767*"/>
    </style:style>
    <style:style style:name="meetingMember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meetingMembers.B1" style:family="table-cell">
      <style:table-cell-properties fo:padding="0.097cm" fo:border="0.002cm solid #000000"/>
    </style:style>
    <style:style style:name="meetingMembers.A2" style:family="table-cell">
      <style:table-cell-properties fo:padding="0.097cm" fo:border-left="0.002cm solid #000000" fo:border-right="none" fo:border-top="none" fo:border-bottom="0.002cm solid #000000"/>
    </style:style>
    <style:style style:name="meetingMember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adminSignature" style:family="table">
      <style:table-properties style:width="19.001cm" table:align="margins"/>
    </style:style>
    <style:style style:name="adminSignature.A" style:family="table-column">
      <style:table-column-properties style:column-width="9.5cm" style:rel-column-width="32767*"/>
    </style:style>
    <style:style style:name="meetingParticipants" style:family="table">
      <style:table-properties style:width="19.001cm" table:align="margins"/>
    </style:style>
    <style:style style:name="meetingParticipants.A" style:family="table-column">
      <style:table-column-properties style:column-width="6.334cm" style:rel-column-width="21845*"/>
    </style:style>
    <style:style style:name="meetingParticipants.C" style:family="table-column">
      <style:table-column-properties style:column-width="6.334cm" style:rel-column-width="21844*"/>
    </style:style>
    <style:style style:name="meetingParticipant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meetingParticipants.C1" style:family="table-cell">
      <style:table-cell-properties fo:padding="0.097cm" fo:border="0.002cm solid #000000"/>
    </style:style>
    <style:style style:name="meetingParticipants.A2" style:family="table-cell">
      <style:table-cell-properties fo:padding="0.097cm" fo:border-left="0.002cm solid #000000" fo:border-right="none" fo:border-top="none" fo:border-bottom="0.002cm solid #000000"/>
    </style:style>
    <style:style style:name="meetingParticipant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Normal">
      <style:paragraph-properties fo:text-align="center" style:justify-single-word="false"/>
      <style:text-properties fo:language="pt" fo:country="PT"/>
    </style:style>
    <style:style style:name="P2" style:family="paragraph" style:parent-style-name="Title">
      <style:text-properties fo:language="pt" fo:country="PT"/>
    </style:style>
    <style:style style:name="P3" style:family="paragraph" style:parent-style-name="Title" style:master-page-name="minute">
      <style:paragraph-properties fo:text-align="center" style:justify-single-word="false" style:page-number="auto"/>
      <style:text-properties style:font-name="Calibri" fo:language="pt" fo:country="PT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2pt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text-properties style:font-name="Calibri Light" fo:font-size="14pt" style:font-size-asian="14pt" style:font-size-complex="14pt"/>
    </style:style>
    <style:style style:name="P11" style:family="paragraph" style:parent-style-name="Standard">
      <style:text-properties fo:language="pt" fo:country="PT"/>
    </style:style>
    <style:style style:name="P12" style:family="paragraph" style:parent-style-name="Normal">
      <style:text-properties fo:language="pt" fo:country="PT"/>
    </style:style>
    <style:style style:name="P13" style:family="paragraph" style:parent-style-name="Normal">
      <style:paragraph-properties fo:text-align="justify" style:justify-single-word="false"/>
      <style:text-properties style:font-name="Calibri" fo:font-size="12pt" fo:language="pt" fo:country="PT" style:font-size-asian="12pt" style:font-size-complex="12pt"/>
    </style:style>
    <style:style style:name="P14" style:family="paragraph" style:parent-style-name="Normal">
      <style:paragraph-properties fo:text-align="center" style:justify-single-word="false"/>
      <style:text-properties style:font-name="Calibri" fo:font-size="12pt" fo:language="pt" fo:country="PT" style:font-size-asian="12pt" style:font-size-complex="12pt"/>
    </style:style>
    <style:style style:name="P15" style:family="paragraph" style:parent-style-name="Normal">
      <style:text-properties fo:font-size="12pt" style:font-size-asian="12pt" style:font-size-complex="12pt"/>
    </style:style>
    <style:style style:name="P16" style:family="paragraph" style:parent-style-name="Normal">
      <style:paragraph-properties fo:text-align="start" style:justify-single-word="false"/>
      <style:text-properties fo:font-size="14pt" fo:language="pt" fo:country="PT" style:font-size-asian="14pt" style:font-size-complex="14pt"/>
    </style:style>
    <style:style style:name="P17" style:family="paragraph" style:parent-style-name="Normal">
      <style:paragraph-properties fo:text-align="start" style:justify-single-word="false" fo:break-before="page"/>
      <style:text-properties fo:font-size="14pt" fo:language="pt" fo:country="PT" style:font-size-asian="14pt" style:font-size-complex="14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embleia Geral</text:p>
      <text:p text:style-name="P14">ATA NÚMERO <text:text-input text:description="">minuteNumber</text:text-input></text:p>
      <text:p text:style-name="P10"/>
      <text:p text:style-name="P15">No dia <text:text-input text:description="">meetingDay</text:text-input>, reuniu pelas <text:text-input text:description="">meetingHour</text:text-input> horas, a Assembleia Geral Ordinária de Condóminos do prédio constituído em propriedade horizontal, sito na <text:text-input text:description="">condominiumAddress</text:text-input>, freguesia de <text:text-input text:description="">condominiumParish</text:text-input>, concelho de <text:text-input text:description="">condominiumCounty</text:text-input> realizada online atravês da aplicação XXXXXX, na sequência do articulado no Artigo 1*-A n*.1 do Regime da Propriedade Horizontal, com o link:</text:p>
      <text:p text:style-name="P15"><text:tab/><text:text-input text:description="">meetingLink</text:text-input></text:p>
      <text:p text:style-name="P15">para deliberar sobre a seguinte ordem de trabalhos:</text:p>
      <text:p text:style-name="P15"><text:text-input text:description="">meetingTopics</text:text-input></text:p>
      <text:p text:style-name="P15">Foi constituida a mesa da assembleia geral presidida por <text:text-input text:description="">meetingOrganizer</text:text-input> e secretariada por <text:text-input text:description="">meetingSecretary</text:text-input> tendo verificado que a assembleia foi regularmente convocada através do envio de correio eletrónico, conforme Artigo 1432* n*. 2 do Código Civil a todos os proprietários e aviso convocatório no hall de entrada do prédio.</text:p>
      <text:p text:style-name="P15">Estavam presentes ou representados os condóminos que constam e assinaram a lista de presençsas e registo de participantes da reunião, proprietários das frações:</text:p>
      <table:table table:name="meetingMembers" table:style-name="meetingMembers">
        <table:table-column table:style-name="meetingMembers.A" table:number-columns-repeated="2"/>
        <table:table-row>
          <table:table-cell table:style-name="meetingMembers.A1" office:value-type="string">
            <text:p text:style-name="P5">Fracção</text:p>
          </table:table-cell>
          <table:table-cell table:style-name="meetingMembers.B1" office:value-type="string">
            <text:p text:style-name="P5">Condómino</text:p>
          </table:table-cell>
        </table:table-row>
        <table:table-row>
          <table:table-cell table:style-name="meetingMembers.A2" office:value-type="string">
            <text:p text:style-name="P6"><text:text-input text:description="">condominiumFraction</text:text-input></text:p>
          </table:table-cell>
          <table:table-cell table:style-name="meetingMembers.B2" office:value-type="string">
            <text:p text:style-name="P6"><text:text-input text:description="">condominiumFractionOwner</text:text-input></text:p>
          </table:table-cell>
        </table:table-row>
      </table:table>
      <text:p text:style-name="P11"/>
      <text:p text:style-name="P13">Iniciada a assembleia pelas <text:text-input text:description="">meetingHour</text:text-input> horas e passando à discussão dos pontos estipulados pela ordem de trabalhos, discutiu-se o seguinte:</text:p>
      <text:p text:style-name="P13"><text:text-input text:description="">meetingTopicsDescription</text:text-input></text:p>
      <text:p text:style-name="P12"/>
      <table:table table:name="adminSignature" table:style-name="adminSignature">
        <table:table-column table:style-name="adminSignature.A" table:number-columns-repeated="2"/>
        <table:table-row>
          <table:table-cell office:value-type="string">
            <text:p text:style-name="P4">A administração,</text:p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  <text:p text:style-name="Table_20_Contents">_________________________________________________</text:p>
          </table:table-cell>
          <table:table-cell office:value-type="string">
            <text:p text:style-name="Table_20_Contents"/>
          </table:table-cell>
        </table:table-row>
      </table:table>
      <text:p text:style-name="P12"/>
      <text:p text:style-name="P17"/>
      <text:p text:style-name="P16"><text:span text:style-name="T1">Participantes da Reunião</text:span></text:p>
      <text:p text:style-name="P16"><text:span text:style-name="T1"/></text:p>
      <table:table table:name="meetingParticipants" table:style-name="meetingParticipants">
        <table:table-column table:style-name="meetingParticipants.A" table:number-columns-repeated="2"/>
        <table:table-column table:style-name="meetingParticipants.C"/>
        <table:table-row>
          <table:table-cell table:style-name="meetingParticipants.A1" office:value-type="string">
            <text:p text:style-name="P8">Nome</text:p>
          </table:table-cell>
          <table:table-cell table:style-name="meetingParticipants.A1" office:value-type="string">
            <text:p text:style-name="P8"><text:text-input text:description=""/>E-Mail</text:p>
          </table:table-cell>
          <table:table-cell table:style-name="meetingParticipants.C1" office:value-type="string">
            <text:p text:style-name="P8">Assinatura</text:p>
          </table:table-cell>
        </table:table-row>
        <table:table-row>
          <table:table-cell table:style-name="meetingParticipants.A2" office:value-type="string">
            <text:p text:style-name="P7"><text:text-input text:description="">condominiumFractionOwner</text:text-input></text:p>
          </table:table-cell>
          <table:table-cell table:style-name="meetingParticipants.A2" office:value-type="string">
            <text:p text:style-name="P7"><text:text-input text:description="">condominiumFractionOwnerEmail</text:text-input></text:p>
          </table:table-cell>
          <table:table-cell table:style-name="meetingParticipants.C2" office:value-type="string">
            <text:p text:style-name="P7"/>
            <text:p text:style-name="P7">________________________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GB" fo:font-style="normal" style:text-underline-style="none" fo:font-weight="normal" style:letter-kerning="tru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GB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Normal" style:next-style-name="Normal" style:class="chapter">
      <style:paragraph-properties fo:margin-top="0cm" fo:margin-bottom="0cm" fo:line-height="100%" fo:hyphenation-ladder-count="no-limit"/>
      <style:text-properties style:font-name="Calibri Light" fo:font-size="28pt" fo:letter-spacing="-0.018cm" style:letter-kerning="true" style:font-name-asian="Times New Roman" style:font-size-asian="28pt" style:font-name-complex="Times New Roman" style:font-size-complex="28pt" fo:hyphenate="false" fo:hyphenation-remain-char-count="0" fo:hyphenation-push-char-count="0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size="28pt" fo:letter-spacing="-0.018cm" style:letter-kerning="true" style:font-name-asian="Times New Roman" style:font-size-asian="28pt" style:font-name-complex="Times New Roman" style:font-size-complex="2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center" style:justify-single-word="false"/>
      <style:text-properties fo:language="pt" fo:country="PT"/>
    </style:style>
    <style:style style:name="MP2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/>
    <style:master-page style:name="MP0" style:page-layout-name="Mpm2"/>
    <style:master-page style:name="minute" style:page-layout-name="Mpm3">
      <style:header>
        <text:p text:style-name="MP1"><text:text-input text:description="">condominiumName</text:text-input></text:p>
        <text:p text:style-name="MP1"><text:text-input text:description="members"/><text:text-input text:description="">condominiumAddress</text:text-input></text:p>
      </style:header>
      <style:footer>
        <text:p text:style-name="MP2">PROCESSADO AUTOMATICAMENTE<text:tab/><text:tab/><text:tab/><text:tab/><text:tab/><text:tab/><text:tab/><text:tab/><text:tab/><text:page-number text:select-page="current">2</text:page-number> de <text:page-count>2</text:page-count> Página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dc:title/>
    <dc:description/>
    <dc:subject/>
    <meta:initial-creator>José João Dantas</meta:initial-creator>
    <dc:creator>j j</dc:creator>
    <meta:creation-date>2024-01-04T23:22:00Z</meta:creation-date>
    <dc:date>2024-02-05T14:05:51.90</dc:date>
    <meta:editing-cycles>14</meta:editing-cycles>
    <meta:editing-duration>PT1H24M42S</meta:editing-duration>
    <meta:document-statistic meta:table-count="3" meta:image-count="0" meta:object-count="0" meta:page-count="2" meta:paragraph-count="26" meta:word-count="225" meta:character-count="1510"/>
    <meta:template xlink:type="simple" xlink:actuate="onRequest" xlink:title="" xlink:href="Normal"/>
  </office:meta>
</office:document-meta>
</file>